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7.76mm"/>
    </style:style>
    <style:style style:name="co3" style:family="table-column">
      <style:table-column-properties fo:break-before="auto" style:column-width="137.3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27mm" fo:break-before="auto" style:use-optimal-row-height="true"/>
    </style:style>
    <style:style style:name="ro3" style:family="table-row">
      <style:table-row-properties style:row-height="4.46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number-columns-repeated="3" table:default-cell-style-name="ce2"/>
        <table:table-column table:style-name="co2" table:default-cell-style-name="ce2"/>
        <table:table-column table:style-name="co1" table:number-columns-repeated="2" table:default-cell-style-name="ce2"/>
        <table:table-column table:style-name="co3" table:default-cell-style-name="Default"/>
        <table:table-column table:style-name="co1" table:number-columns-repeated="1017" table:default-cell-style-name="Default"/>
        <table:table-row table:style-name="ro1"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Kit</text:p>
          </table:table-cell>
          <table:table-cell table:style-name="ce1" office:value-type="string" calcext:value-type="string">
            <text:p>Engine</text:p>
          </table:table-cell>
          <table:table-cell table:style-name="ce1" office:value-type="string" calcext:value-type="string">
            <text:p>Insert</text:p>
          </table:table-cell>
          <table:table-cell table:style-name="ce1" office:value-type="string" calcext:value-type="string">
            <text:p>Parameter</text:p>
          </table:table-cell>
          <table:table-cell table:style-name="ce1" office:value-type="string" calcext:value-type="string">
            <text:p>Function / Description</text:p>
          </table:table-cell>
          <table:table-cell table:style-name="ce1" table:number-columns-repeated="1017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number-columns-repeated="6"/>
          <table:table-cell table:style-name="ce2" table:number-columns-repeated="1018"/>
        </table:table-row>
        <table:table-row table:style-name="ro1">
          <table:table-cell table:number-columns-repeated="6"/>
          <table:table-cell table:style-name="ce1" office:value-type="string" calcext:value-type="string">
            <text:p>Top level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number</text:p>
          </table:table-cell>
          <table:table-cell table:number-columns-repeated="101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Number of available parts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(clear all)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240" calcext:value-type="float">
            <text:p>240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top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Vector control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se channel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Options - <text:s/>Load, Save, Recent, Clear Chan, Clear All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controll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left instrument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right instrument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0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1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2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X feature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controller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up instrument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down instrument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0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92" calcext:value-type="float">
            <text:p>192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Y feature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Main part controls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elocity offset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di channel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e – Poly, Mono, Legato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imum to last key pres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ax number notes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Key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0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1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2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rt to system effects 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et effects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Audio destination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Controllers</text:p>
          </table:table-cell>
          <table:table-cell table:number-columns-repeated="1017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range</text:p>
          </table:table-cell>
          <table:table-cell table:number-columns-repeated="101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Volume enable</text:p>
          </table:table-cell>
          <table:table-cell table:number-columns-repeated="101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anning width</text:p>
          </table:table-cell>
          <table:table-cell table:number-columns-repeated="1017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Mod wheel depth</text:p>
          </table:table-cell>
          <table:table-cell table:number-columns-repeated="1017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mod wheel</text:p>
          </table:table-cell>
          <table:table-cell table:number-columns-repeated="1017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Bandwidth depth</text:p>
          </table:table-cell>
          <table:table-cell table:number-columns-repeated="1017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onential bandwidth</text:p>
          </table:table-cell>
          <table:table-cell table:number-columns-repeated="1017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xpression enable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M amplitude enabl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Sustain pedal enable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itch wheel range</text:p>
          </table:table-cell>
          <table:table-cell table:number-columns-repeated="1017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Q depth</text:p>
          </table:table-cell>
          <table:table-cell table:number-columns-repeated="1017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Filter cutoff depth</text:p>
          </table:table-cell>
          <table:table-cell table:number-columns-repeated="1017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centre frequency controller depth</text:p>
          </table:table-cell>
          <table:table-cell table:number-columns-repeated="1017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onance bandwidth controller depth</text:p>
          </table:table-cell>
          <table:table-cell table:number-columns-repeated="1017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</text:p>
          </table:table-cell>
          <table:table-cell table:number-columns-repeated="1017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ime stretch</text:p>
          </table:table-cell>
          <table:table-cell table:number-columns-repeated="1017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(cents x 100)</text:p>
          </table:table-cell>
          <table:table-cell table:number-columns-repeated="1017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ortamento threshold type</text:p>
          </table:table-cell>
          <table:table-cell table:number-columns-repeated="1017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roportional portamento</text:p>
          </table:table-cell>
          <table:table-cell table:number-columns-repeated="1017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rate</text:p>
          </table:table-cell>
          <table:table-cell table:number-columns-repeated="1017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Proportional portamento depth</text:p>
          </table:table-cell>
          <table:table-cell table:number-columns-repeated="1017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Enable portamento control</text:p>
          </table:table-cell>
          <table:table-cell table:number-columns-repeated="1017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Reset all controllers (for this part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trument edit window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dd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SubSynth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float" office:value="255" calcext:value-type="float">
            <text:p>25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PadSynt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table:number-columns-repeated="4" office:value-type="float" office:value="255" calcext:value-type="float">
            <text:p>255</text:p>
          </table:table-cell>
          <table:table-cell office:value-type="string" calcext:value-type="string">
            <text:p>Human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Kit edit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2"/>
          <table:table-cell office:value-type="string" calcext:value-type="string">
            <text:p>See note -&gt;</text:p>
          </table:table-cell>
          <table:table-cell table:number-columns-repeated="3"/>
          <table:table-cell table:style-name="ce3" office:value-type="string" calcext:value-type="string">
            <text:p>For controls 8 to 20 kit number is Ored with 3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1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enabl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ute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not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not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inimum to last key press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maximum to last key press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Kit item clear key limi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Drum mode</text:p>
          </table:table-cell>
          <table:table-cell table:number-columns-repeated="1017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Mode – Off, Multi, Single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table:number-columns-repeated="3" office:value-type="float" office:value="255" calcext:value-type="float">
            <text:p>255</text:p>
          </table:table-cell>
          <table:table-cell office:value-type="string" calcext:value-type="string">
            <text:p>Effect number to use – Off, 1, 2, 3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main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lative bandwid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andom group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AddSynth voice window – voice numbers 0 to 7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inus – invert volume control action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envelope</text:p>
          </table:table-cell>
          <table:table-cell table:number-columns-repeated="101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amplitude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type – Off, Morph, Ring, PM, FM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(from lower numbered voices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envelope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requency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frequency spread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randomise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tereo spread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depth</text:p>
          </table:table-cell>
          <table:table-cell table:number-columns-repeated="1017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vibrato speed</text:p>
          </table:table-cell>
          <table:table-cell table:number-columns-repeated="1017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size – 2 to 50</text:p>
          </table:table-cell>
          <table:table-cell table:number-columns-repeated="1017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phase invert – None, Random, 50%, 33%, 25%, 20%</text:p>
          </table:table-cell>
          <table:table-cell table:number-columns-repeated="1017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Unison enab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amplitude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velocity sensitivity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HF damping</text:p>
          </table:table-cell>
          <table:table-cell table:number-columns-repeated="1017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amplitude envelope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frequency</text:p>
          </table:table-cell>
          <table:table-cell table:number-columns-repeated="1017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ctave</text:p>
          </table:table-cell>
          <table:table-cell table:number-columns-repeated="1017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detune type – Default, <text:s/>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coarse detune</text:p>
          </table:table-cell>
          <table:table-cell table:number-columns-repeated="1017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modulator frequency envelope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oscillator phase</text:p>
          </table:table-cell>
          <table:table-cell table:number-columns-repeated="1017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modulator oscillator (from lower numbered voices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enable</text:p>
          </table:table-cell>
          <table:table-cell table:number-columns-repeated="101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Resonance enable (for this voice)</text:p>
          </table:table-cell>
          <table:table-cell table:number-columns-repeated="1017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ice oscillator phase</text:p>
          </table:table-cell>
          <table:table-cell table:number-columns-repeated="1017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1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xternal voice oscillator (from lower numbered voices)</text:p>
          </table:table-cell>
          <table:table-cell table:number-columns-repeated="1017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128 + (0 to 7)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ound type – Oscillator, White noise, Pink noi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ub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bandwidth envelop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,</text:p>
          </table:table-cell>
          <table:table-cell table:number-columns-repeated="1017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nable Filt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ilter stages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art – Zero, Random, Maximum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2"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bandwidt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PadSynth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olum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Velocity sensitivit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anning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ndwidth scale – Normal, Equal Hz, Quarter, Half, 75%, 150%, Double,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Inverse half, Spectrum mode – Bandwidth, Discrete, Continuou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frequency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Equal temper varia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voice base frequency to 440Hz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tune type – L35 cents, L10 cents, E100 cents, E1200 cents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Coarse detune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end Adjust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ffset Hz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1</text:p>
          </table:table-cell>
          <table:table-cell table:number-columns-repeated="1017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2</text:p>
          </table:table-cell>
          <table:table-cell table:number-columns-repeated="1017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arameter 3</text:p>
          </table:table-cell>
          <table:table-cell table:number-columns-repeated="101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Overtone position – Harmonic, ShiftU, ShiftL, PowerU, PowerL, Sine, Power, Shif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width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equency multiplier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stretch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Modulator frequency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ize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Base type – Gauss, Square, Double Ecp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sidebands - Full, Upper half, Lower half</text:p>
          </table:table-cell>
          <table:table-cell table:number-columns-repeated="1017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1 (spectral width)</text:p>
          </table:table-cell>
          <table:table-cell table:number-columns-repeated="1017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. Mode parameter 2 (spectral amplitude)</text:p>
          </table:table-cell>
          <table:table-cell table:number-columns-repeated="1017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ultiplier – Off, Gauss, Sine, Flat</text:p>
          </table:table-cell>
          <table:table-cell table:number-columns-repeated="1017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mp mode – Sum, Multiply, Divide 1, Divide 2</text:p>
          </table:table-cell>
          <table:table-cell table:number-columns-repeated="1017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Autoscal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Harmonic base – C-2, G-2, C-3, G-3, C-4, G-4, C-5, G-5, G6</text:p>
          </table:table-cell>
          <table:table-cell table:number-columns-repeated="1017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s per octave – 0.5, 1, 2, 3, 4, 6, 12</text:p>
          </table:table-cell>
          <table:table-cell table:number-columns-repeated="1017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Number of octaves – 1, 2, 3, 4, 5, 6, 7, 8</text:p>
          </table:table-cell>
          <table:table-cell table:number-columns-repeated="1017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ample size – 16k, 32k, 64k, 128k, 256k, 512k, 1M</text:p>
          </table:table-cell>
          <table:table-cell table:number-columns-repeated="1017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tere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 Pop</text:p>
          </table:table-cell>
          <table:table-cell table:number-columns-repeated="1017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ngth</text:p>
          </table:table-cell>
          <table:table-cell table:number-columns-repeated="1017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duration</text:p>
          </table:table-cell>
          <table:table-cell table:number-columns-repeated="1017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Stretch</text:p>
          </table:table-cell>
          <table:table-cell table:number-columns-repeated="1017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Punch velocity sensing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Oscillators window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3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192 + (0 to 7) for AddSynth voice modulator</text:p>
          </table:table-cell>
          <table:table-cell table:number-columns-repeated="1017"/>
        </table:table-row>
        <table:table-row table:style-name="ro3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2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hase randomness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g type – Linear, -40dB, -60dB, -80dB, -100dB 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parameter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– Sine, Triangle, Pulse, Saw, Power, Gauss, Diode, AbsSine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ulseSine, StrchSine, Chirp, AbsStrSine, Chebyshev, Sqr, Spike, Circle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1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2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parameter 3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Base function 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utoclear when base function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Use as base function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paramet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Waveshape – None, Atan, Asym1, Pow, Sine Qnts, Zigzag, Lmt, LmtU, LmtL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Ilmt, Clip, Asym2, Pow2, Sgm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1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parameter 2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filter before waveshape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ilter type – None, LP, HP1a, HP1b, BP1, BS1, LP2, HP2, BP2, BS2,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Cos, Sin, Lsh, S</text:p>
          </table:table-cell>
          <table:table-cell table:number-columns-repeated="1017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1</text:p>
          </table:table-cell>
          <table:table-cell table:number-columns-repeated="1017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2</text:p>
          </table:table-cell>
          <table:table-cell table:number-columns-repeated="1017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parameter 3</text:p>
          </table:table-cell>
          <table:table-cell table:number-columns-repeated="1017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odulation type – None, Rev, Sine, Pow</text:p>
          </table:table-cell>
          <table:table-cell table:number-columns-repeated="1017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parameter</text:p>
          </table:table-cell>
          <table:table-cell table:number-columns-repeated="1017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pectrum adjust – None, Pow, ThrsD, ThrsU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Harmonic shift</text:p>
          </table:table-cell>
          <table:table-cell table:number-columns-repeated="1017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 shift</text:p>
          </table:table-cell>
          <table:table-cell table:number-columns-repeated="1017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pply harmonic shift before waveshape and filter</text:p>
          </table:table-cell>
          <table:table-cell table:number-columns-repeated="1017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arameter</text:p>
          </table:table-cell>
          <table:table-cell table:number-columns-repeated="1017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base frequency</text:p>
          </table:table-cell>
          <table:table-cell table:number-columns-repeated="1017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power</text:p>
          </table:table-cell>
          <table:table-cell table:number-columns-repeated="1017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daptive harmonics type – Off, On, 2xSub, 2xAdd, 3xSub,3xAdd, 4xSub, 4xAdd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harmonics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onvert to sin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Harmonics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12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55" calcext:value-type="float">
            <text:p>255</text:p>
          </table:table-cell>
          <table:table-cell table:style-name="ce4" office:value-type="string" calcext:value-type="string">
            <text:p>Point (control) phase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Resonance window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Max dB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Enable resonance</text:p>
          </table:table-cell>
          <table:table-cell table:number-columns-repeated="101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Randomisation type (all three buttons)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Interpolate peaks (both buttons)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Protect fundamental</text:p>
          </table:table-cell>
          <table:table-cell table:number-columns-repeated="1017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 graph</text:p>
          </table:table-cell>
          <table:table-cell table:number-columns-repeated="1017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8" calcext:value-type="float">
            <text:p>8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mooth graph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Graph Insert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25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0 or 2</text:p>
          </table:table-cell>
          <table:table-cell office:value-type="float" office:value="9" calcext:value-type="float">
            <text:p>9</text:p>
          </table:table-cell>
          <table:table-cell office:value-type="float" office:value="255" calcext:value-type="float">
            <text:p>255</text:p>
          </table:table-cell>
          <table:table-cell table:style-name="ce3" office:value-type="string" calcext:value-type="string">
            <text:p>Point (control) amplitu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LFO insert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&gt;</text:p>
          </table:table-cell>
          <table:table-cell table:number-columns-repeated="2"/>
          <table:table-cell office:value-type="string" calcext:value-type="string">
            <text:p>Engine is 128 + (0 to 7) for AddSynth voice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2"/>
          <table:table-cell office:value-type="string" calcext:value-type="string">
            <text:p>Engine is 192 + (0 to 7) for AddSynth voice modulator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Engine is 2 for PadSynth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LFO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LFO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pth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Delay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ar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mplitude randomness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ype – Sine, Tri, Sqr, R.up, R.dn, E1dn, E2dn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Continuous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requency randomness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Filter parameters insert</text:p>
          </table:table-cell>
          <table:table-cell table:number-columns-repeated="10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 tracking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amount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elocity sense function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Gain / damping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tages – 1x, 2x, 3x, 4x, 5x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ategory – Analog, formant, StVarF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Type – LPF1, HPF1, LPF2, HPF2, BPF2, NF2, PkF2, LSh2, HSh2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ormant editor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lowness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learness</text:p>
          </table:table-cell>
          <table:table-cell table:number-columns-repeated="101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requency</text:p>
          </table:table-cell>
          <table:table-cell table:number-columns-repeated="101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Q</text:p>
          </table:table-cell>
          <table:table-cell table:number-columns-repeated="101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Amplitude</text:p>
          </table:table-cell>
          <table:table-cell table:number-columns-repeated="101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tretch</text:p>
          </table:table-cell>
          <table:table-cell table:number-columns-repeated="1017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Centre frequency</text:p>
          </table:table-cell>
          <table:table-cell table:number-columns-repeated="1017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Octav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umber of formants</text:p>
          </table:table-cell>
          <table:table-cell table:number-columns-repeated="101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 number</text:p>
          </table:table-cell>
          <table:table-cell table:number-columns-repeated="101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Formant number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size</text:p>
          </table:table-cell>
          <table:table-cell table:number-columns-repeated="1017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Sequence position</text:p>
          </table:table-cell>
          <table:table-cell table:number-columns-repeated="101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Vowel</text:p>
          </table:table-cell>
          <table:table-cell table:number-columns-repeated="1017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1" calcext:value-type="float">
            <text:p>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egate input (from LFOs, envelopes etc.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nvelope inser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ee Note &gt;</text:p>
          </table:table-cell>
          <table:table-cell office:value-type="string" calcext:value-type="string">
            <text:p>Parameter 0 is Amplitude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1 is Frequency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2 is Filter envelope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Parameter 3 is Bandwidth envelope (SubSynth only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value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ttack tim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value</text:p>
          </table:table-cell>
          <table:table-cell table:number-columns-repeated="101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Decay time</text:p>
          </table:table-cell>
          <table:table-cell table:number-columns-repeated="101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 value</text:p>
          </table:table-cell>
          <table:table-cell table:number-columns-repeated="101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time</text:p>
          </table:table-cell>
          <table:table-cell table:number-columns-repeated="101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elease value</text:p>
          </table:table-cell>
          <table:table-cell table:number-columns-repeated="101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velope is Linear</text:p>
          </table:table-cell>
          <table:table-cell table:number-columns-repeated="1017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nable freemod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Freemode</text:p>
          </table:table-cell>
          <table:table-cell table:number-columns-repeated="1017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ustain</text:p>
          </table:table-cell>
          <table:table-cell table:number-columns-repeated="1017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Stretch</text:p>
          </table:table-cell>
          <table:table-cell table:number-columns-repeated="1017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Forced releas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X value for point (parameter)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0 to 39</text:p>
          </table:table-cell>
          <table:table-cell office:value-type="string" calcext:value-type="string">
            <text:p>0 to 63</text:p>
          </table:table-cell>
          <table:table-cell office:value-type="string" calcext:value-type="string">
            <text:p>0 to 15</text:p>
          </table:table-cell>
          <table:table-cell office:value-type="string" calcext:value-type="string">
            <text:p>All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Y value for point (parameter)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Insertion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42" calcext:value-type="float">
            <text:p>242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7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destination (Master out, Off, Part 0 to 63)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System Effect Selector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/>
          <table:table-cell table:number-columns-repeated="1017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number-columns-repeated="2"/>
          <table:table-cell table:style-name="ce3" office:value-type="string" calcext:value-type="string">
            <text:p>This will always be the effect number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number</text:p>
          </table:table-cell>
          <table:table-cell table:number-columns-repeated="101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3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Set effect type</text:p>
          </table:table-cell>
          <table:table-cell table:number-columns-repeated="1017"/>
        </table:table-row>
        <table:table-row table:style-name="ro1">
          <table:table-cell table:number-columns-repeated="6"/>
          <table:table-cell table:style-name="ce1" office:value-type="string" calcext:value-type="string">
            <text:p>Sends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1 to 3</text:p>
          </table:table-cell>
          <table:table-cell office:value-type="float" office:value="241" calcext:value-type="float">
            <text:p>241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0 to 2</text:p>
          </table:table-cell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From (engine) effect to next effect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6"/>
          <table:table-cell table:style-name="ce1" office:value-type="string" calcext:value-type="string">
            <text:p>Effect Inserts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ee note &gt;</text:p>
          </table:table-cell>
          <table:table-cell table:number-columns-repeated="4"/>
          <table:table-cell office:value-type="string" calcext:value-type="string">
            <text:p>For system effects part number is 241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For insertion effects part number is 242</text:p>
          </table:table-cell>
          <table:table-cell table:number-columns-repeated="1017"/>
        </table:table-row>
        <table:table-row table:style-name="ro1">
          <table:table-cell table:number-columns-repeated="6"/>
          <table:table-cell office:value-type="string" calcext:value-type="string">
            <text:p>Normal part effects are numbers 0 to 6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ee note &gt;</text:p>
          </table:table-cell>
          <table:table-cell/>
          <table:table-cell table:style-name="Default"/>
          <table:table-cell/>
          <table:table-cell office:value-type="string" calcext:value-type="string">
            <text:p>Kit numbers are 128 + (0 to 8) for actual effect types – 0 is no effect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ee note -&gt;</text:p>
          </table:table-cell>
          <table:table-cell table:style-name="Default"/>
          <table:table-cell/>
          <table:table-cell office:value-type="string" calcext:value-type="string">
            <text:p>This is the number of the effect and dependent on the effect source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 to 15</text:p>
          </table:table-cell>
          <table:table-cell table:number-columns-repeated="3"/>
          <table:table-cell table:number-columns-repeated="2" office:value-type="float" office:value="255" calcext:value-type="float">
            <text:p>255</text:p>
          </table:table-cell>
          <table:table-cell office:value-type="string" calcext:value-type="string">
            <text:p>Depends on actual effect</text:p>
          </table:table-cell>
          <table:table-cell table:number-columns-repeated="1017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9">00/00/0000</text:date>, <text:time style:data-style-name="N2" text:time-value="17:56:50.5052960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5T19:39:05.210008990</meta:creation-date>
    <dc:date>2016-06-29T18:10:54.763101398</dc:date>
    <meta:editing-duration>PT18H9M58S</meta:editing-duration>
    <meta:editing-cycles>81</meta:editing-cycles>
    <meta:generator>LibreOffice/5.1.3.2$Linux_X86_64 LibreOffice_project/10m0$Build-2</meta:generator>
    <meta:document-statistic meta:table-count="1" meta:cell-count="2143" meta:object-count="0"/>
  </office:meta>
</office:document-meta>
</file>